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fo:font-size="12pt"/>
    </style:style>
    <style:style style:name="P3" style:family="paragraph" style:parent-style-name="Standard">
      <style:text-properties style:font-name="DejaVu Sans" fo:font-size="12pt" officeooo:paragraph-rsid="000f3ebd"/>
    </style:style>
    <style:style style:name="P4" style:family="paragraph" style:parent-style-name="Standard">
      <style:text-properties style:font-name="DejaVu Sans" fo:font-size="12pt" officeooo:rsid="000f3ebd" officeooo:paragraph-rsid="000f3ebd"/>
    </style:style>
    <style:style style:name="P5" style:family="paragraph" style:parent-style-name="Standard">
      <style:text-properties style:font-name="DejaVu Sans" fo:font-size="12pt" officeooo:rsid="00105558" officeooo:paragraph-rsid="00105558"/>
    </style:style>
    <style:style style:name="P6" style:family="paragraph" style:parent-style-name="Standard">
      <style:text-properties style:font-name="DejaVu Sans" officeooo:paragraph-rsid="000f3ebd"/>
    </style:style>
    <style:style style:name="P7" style:family="paragraph" style:parent-style-name="Standard">
      <style:text-properties style:font-name="DejaVu Sans" officeooo:rsid="000f3ebd" officeooo:paragraph-rsid="000f3ebd"/>
    </style:style>
    <style:style style:name="P8" style:family="paragraph" style:parent-style-name="Standard">
      <style:text-properties style:font-name="DejaVu Sans" officeooo:rsid="00105558" officeooo:paragraph-rsid="00105558"/>
    </style:style>
    <style:style style:name="P9" style:family="paragraph" style:parent-style-name="Standard">
      <style:text-properties style:font-name="DejaVu Sans" officeooo:paragraph-rsid="00105558"/>
    </style:style>
    <style:style style:name="T1" style:family="text">
      <style:text-properties officeooo:rsid="000f3ebd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12pt" officeooo:rsid="000f3ebd"/>
    </style:style>
    <style:style style:name="T4" style:family="text">
      <style:text-properties style:font-name="sans-serif" fo:font-size="12pt" officeooo:rsid="00105558"/>
    </style:style>
    <style:style style:name="T5" style:family="text">
      <style:text-properties officeooo:rsid="00105558"/>
    </style:style>
    <style:style style:name="T6" style:family="text">
      <style:text-properties fo:font-size="12pt"/>
    </style:style>
    <style:style style:name="T7" style:family="text">
      <style:text-properties fo:font-size="12pt" officeooo:rsid="000f3ebd"/>
    </style:style>
    <style:style style:name="T8" style:family="text">
      <style:text-properties fo:font-size="12pt" officeooo:rsid="001055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O</text:span>bjective was to accurately model the relationship</text:p>
      <text:p text:style-name="P3">between these inexpensive measurements and five soil characteristics properties: </text:p>
      <text:p text:style-name="P3">Soil Organic Carbon (SOC) content</text:p>
      <text:p text:style-name="P3">Calcium content</text:p>
      <text:p text:style-name="P3">Phosphorus content</text:p>
      <text:p text:style-name="P3">sand content</text:p>
      <text:p text:style-name="P3">pH <text:span text:style-name="T1">value</text:span></text:p>
      <text:p text:style-name="P3"/>
      <text:p text:style-name="P4">DATASET</text:p>
      <text:p text:style-name="P6"><text:span text:style-name="T7">The dataset consisted of a collection of 1,157 soil sample </text:span><text:span text:style-name="T6">measures. </text:span><text:span text:style-name="T7">E</text:span>ach data point contained 3,594 features</text:p>
      <text:p text:style-name="P6"/>
      <text:p text:style-name="P6">3,578 mid-infrared absorbance measurements</text:p>
      <text:p text:style-name="P7">Depth of soil whether topsoil or subsoil</text:p>
      <text:p text:style-name="P7"/>
      <text:p text:style-name="P7">Five target variables taking both negative and positive values.</text:p>
      <text:p text:style-name="P7"/>
      <text:p text:style-name="P7"/>
      <text:p text:style-name="P7">Model Selection</text:p>
      <text:p text:style-name="P8">I used two models SVR and Linear Regression</text:p>
      <text:p text:style-name="P8"/>
      <text:p text:style-name="P4">Support Vector Regression was used in an attempt to obtain</text:p>
      <text:p text:style-name="P2">a better generalized fit for the data. <text:span text:style-name="T5">T</text:span>he result had a very low training error</text:p>
      <text:p text:style-name="P2">metric, but suffered significant drop in performance for the</text:p>
      <text:p text:style-name="P2">test data, suggesting an <text:span text:style-name="T5">over-fitting</text:span> problem.</text:p>
      <text:p text:style-name="P5">MCRMSE 0.93197</text:p>
      <text:p text:style-name="P2"/>
      <text:p text:style-name="P5">Linear Regression</text:p>
      <text:p text:style-name="P9"><text:span text:style-name="T8">MCRMSE <text:s/>which was better than SVR </text:span>0.91840</text:p>
      <text:p text:style-name="P2"/>
      <text:p text:style-name="P7"><text:s/></text:p>
      <text:p text:style-name="P4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8:55:35.969613684</meta:creation-date>
    <dc:date>2018-03-30T19:16:36.216411993</dc:date>
    <meta:editing-duration>PT39S</meta:editing-duration>
    <meta:editing-cycles>1</meta:editing-cycles>
    <meta:document-statistic meta:table-count="0" meta:image-count="0" meta:object-count="0" meta:page-count="1" meta:paragraph-count="22" meta:word-count="128" meta:character-count="852" meta:non-whitespace-character-count="742"/>
    <meta:generator>LibreOffice/5.1.6.2$Linux_X86_64 LibreOffice_project/10m0$Build-2</meta:generator>
  </office:meta>
</office:document-meta>
</file>